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57a3" officeooo:paragraph-rsid="000357a3"/>
    </style:style>
    <style:style style:name="P2" style:family="paragraph" style:parent-style-name="Standard">
      <style:text-properties officeooo:rsid="0003fe69" officeooo:paragraph-rsid="0003fe69"/>
    </style:style>
    <style:style style:name="P3" style:family="paragraph" style:parent-style-name="Standard">
      <style:text-properties officeooo:rsid="0003fe69" officeooo:paragraph-rsid="0006bee8"/>
    </style:style>
    <style:style style:name="P4" style:family="paragraph" style:parent-style-name="Standard">
      <style:text-properties officeooo:rsid="0006bee8" officeooo:paragraph-rsid="0006bee8"/>
    </style:style>
    <style:style style:name="P5" style:family="paragraph" style:parent-style-name="Standard">
      <style:text-properties officeooo:rsid="0003fe69" officeooo:paragraph-rsid="0003fe69"/>
    </style:style>
    <style:style style:name="P6" style:family="paragraph" style:parent-style-name="Standard">
      <style:text-properties officeooo:rsid="000e96eb" officeooo:paragraph-rsid="000e96eb"/>
    </style:style>
    <style:style style:name="T1" style:family="text">
      <style:text-properties officeooo:rsid="0006be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are a team of young professionals passionate about data. </text:p>
      <text:p text:style-name="P1"/>
      <text:p text:style-name="P2">Coming from a wide variety of fields..</text:p>
      <text:p text:style-name="P2"/>
      <text:p text:style-name="P2">utilize AI, but also a thorough understanding of underlying economic theory.</text:p>
      <text:p text:style-name="P2"/>
      <text:p text:style-name="P2">We want to help businesses go to the next level, using smart data solutions. </text:p>
      <text:p text:style-name="P2"/>
      <text:p text:style-name="P6">We offer a data-driven approach, offering smart data driven solutions</text:p>
      <text:p text:style-name="P2"/>
      <text:p text:style-name="P4">Alinea1: wie zijn wij</text:p>
      <text:p text:style-name="P4">Alinea 2: wat doen wij specifiek</text:p>
      <text:p text:style-name="P3"><text:span text:style-name="T1">Alinea3: overtuigen om naar ons te komen</text:span>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8T09:26:56.834022380</meta:creation-date>
    <dc:date>2019-12-21T17:49:29.809501409</dc:date>
    <meta:editing-duration>PT15M33S</meta:editing-duration>
    <meta:editing-cycles>4</meta:editing-cycles>
    <meta:generator>LibreOffice/6.3.3.2.0$Linux_X86_64 LibreOffice_project/30$Build-2</meta:generator>
    <meta:document-statistic meta:table-count="0" meta:image-count="0" meta:object-count="0" meta:page-count="1" meta:paragraph-count="8" meta:word-count="69" meta:character-count="414" meta:non-whitespace-character-count="350"/>
  </office:meta>
</office:document-meta>
</file>